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78.7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eam:</text:p>
          </table:table-cell>
          <table:table-cell table:style-name="ce1" office:value-type="string" calcext:value-type="string">
            <text:p>kidsport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1" office:value-type="string" calcext:value-type="string">
            <text:p>Devin</text:p>
          </table:table-cell>
          <table:table-cell table:style-name="ce1"/>
          <table:table-cell table:style-name="ce1" office:value-type="string" calcext:value-type="string">
            <text:p>DF</text:p>
          </table:table-cell>
          <table:table-cell table:style-name="ce1"/>
          <table:table-cell table:style-name="ce1" office:value-type="string" calcext:value-type="string">
            <text:p>Preecha</text:p>
          </table:table-cell>
          <table:table-cell table:style-name="ce1"/>
          <table:table-cell table:style-name="ce1" office:value-type="string" calcext:value-type="string">
            <text:p><text:s/>Tiya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4]" office:value-type="string" office:string-value="15" calcext:value-type="string">
            <text:p>15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4]" office:value-type="string" office:string-value="15" calcext:value-type="string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4]" office:value-type="string" office:string-value="14" calcext:value-type="string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H4]" office:value-type="string" office:string-value="14" calcext:value-type="string">
            <text:p>14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5]+[.C4]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5]+[.E4]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5]+[.G4]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H5]+[.I4]" office:value-type="float" office:value="30" calcext:value-type="float">
            <text:p>30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6]+[.C5]" office:value-type="float" office:value="45" calcext:value-type="float">
            <text:p>45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D6]+[.E5]" office:value-type="float" office:value="41" calcext:value-type="float">
            <text:p>4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6]+[.G5]" office:value-type="float" office:value="43" calcext:value-type="float">
            <text:p>43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H6]+[.I5]" office:value-type="float" office:value="44" calcext:value-type="float">
            <text:p>44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B7]+[.C6]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7]+[.E6]" office:value-type="float" office:value="46" calcext:value-type="float">
            <text:p>4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7]+[.G6]"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7]+[.I6]" office:value-type="float" office:value="59" calcext:value-type="float">
            <text:p>59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B8]+[.C7]" office:value-type="float" office:value="75" calcext:value-type="float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D8]+[.E7]"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8]+[.G7]" office:value-type="float" office:value="73" calcext:value-type="float">
            <text:p>73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H8]+[.I7]" office:value-type="float" office:value="71" calcext:value-type="float">
            <text:p>7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9]+[.C8]" office:value-type="float" office:value="90" calcext:value-type="float">
            <text:p>9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9]+[.E8]" office:value-type="float" office:value="73" calcext:value-type="float">
            <text:p>7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9]+[.G8]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9]+[.I8]" office:value-type="float" office:value="86" calcext:value-type="float">
            <text:p>86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B10]+[.C9]" office:value-type="float" office:value="112" calcext:value-type="float">
            <text:p>1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10]+[.E9]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0]+[.G9]" office:value-type="float" office:value="103" calcext:value-type="float">
            <text:p>10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10]+[.I9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2" office:value-type="float" office:value="26" calcext:value-type="float">
            <text:p>26</text:p>
          </table:table-cell>
          <table:table-cell table:style-name="ce1" table:formula="of:=[.B11]+[.C10]" office:value-type="float" office:value="138" calcext:value-type="float">
            <text:p>13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D11]+[.E10]" office:value-type="float" office:value="110" calcext:value-type="float">
            <text:p>11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1]+[.G10]" office:value-type="float" office:value="118" calcext:value-type="float">
            <text:p>118</text:p>
          </table:table-cell>
          <table:table-cell table:style-name="ce1"/>
          <table:table-cell table:style-name="ce1" table:formula="of:=[.H11]+[.I10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2" office:value-type="float" office:value="29" calcext:value-type="float">
            <text:p>29</text:p>
          </table:table-cell>
          <table:table-cell table:style-name="ce1" table:formula="of:=[.B12]+[.C11]" office:value-type="float" office:value="167" calcext:value-type="float">
            <text:p>16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D12]+[.E11]" office:value-type="float" office:value="128" calcext:value-type="float">
            <text:p>12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2]+[.G11]" office:value-type="float" office:value="133" calcext:value-type="float">
            <text:p>133</text:p>
          </table:table-cell>
          <table:table-cell table:style-name="ce1"/>
          <table:table-cell table:style-name="ce1" table:formula="of:=[.H12]+[.I11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1"/>
          <table:table-cell table:style-name="ce1" table:formula="of:=[.B13]+[.C12]" office:value-type="float" office:value="167" calcext:value-type="float">
            <text:p>167</text:p>
          </table:table-cell>
          <table:table-cell table:style-name="ce1"/>
          <table:table-cell table:style-name="ce1" table:formula="of:=[.D13]+[.E12]" office:value-type="float" office:value="128" calcext:value-type="float">
            <text:p>128</text:p>
          </table:table-cell>
          <table:table-cell table:style-name="ce1"/>
          <table:table-cell table:style-name="ce1" table:formula="of:=[.F13]+[.G12]" office:value-type="float" office:value="133" calcext:value-type="float">
            <text:p>133</text:p>
          </table:table-cell>
          <table:table-cell table:style-name="ce1"/>
          <table:table-cell table:style-name="ce1" table:formula="of:=[.H13]+[.I12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 table:number-rows-repeated="987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22:04:03.8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dc:date>2017-06-08T22:04:26.318000000</dc:date>
    <meta:editing-duration>PT22S</meta:editing-duration>
    <meta:editing-cycles>1</meta:editing-cycles>
    <meta:document-statistic meta:table-count="1" meta:cell-count="99" meta:object-count="0"/>
  </office:meta>
</office:document-meta>
</file>